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text-properties fo:font-size="28pt" style:font-size-asian="24.5pt" style:font-size-complex="28pt"/>
    </style:style>
    <style:style style:name="P3" style:family="paragraph" style:parent-style-name="Standard" style:list-style-name="L2">
      <style:text-properties fo:font-size="28pt" style:font-size-asian="24.5pt" style:font-size-complex="28pt"/>
    </style:style>
    <style:style style:name="P4" style:family="paragraph" style:parent-style-name="Standard" style:list-style-name="L4">
      <style:text-properties fo:font-size="28pt" style:font-size-asian="24.5pt" style:font-size-complex="28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m 使用指南</text:p>
      <text:list xml:id="list1671004470" text:style-name="L2">
        <text:list-item>
          <text:p text:style-name="P3">安装cscope</text:p>
          <text:list>
            <text:list-item>
              <text:list>
                <text:list-header>
                  <text:p text:style-name="P3"># sudo apt-get install cscope</text:p>
                </text:list-header>
              </text:list>
            </text:list-item>
          </text:list>
        </text:list-item>
        <text:list-item>
          <text:p text:style-name="P3">安装ctags</text:p>
          <text:list>
            <text:list-item>
              <text:list>
                <text:list-header>
                  <text:p text:style-name="P3"># tar zxvf tools/ctags-5.8.tar.gz</text:p>
                  <text:p text:style-name="P3"># cd ctags-5.8</text:p>
                  <text:p text:style-name="P3"># ./configure</text:p>
                  <text:p text:style-name="P3"># make</text:p>
                  <text:p text:style-name="P3"># make install</text:p>
                </text:list-header>
              </text:list>
            </text:list-item>
          </text:list>
        </text:list-item>
        <text:list-item>
          <text:p text:style-name="P3">配置vim</text:p>
          <text:list>
            <text:list-item>
              <text:list>
                <text:list-header>
                  <text:p text:style-name="P3"># cp tools/vim.rc ~/.vimrc</text:p>
                  <text:p text:style-name="P3"># sudo cp tools/*.vim /usr/share/vim/vim73/plugin</text:p>
                </text:list-header>
              </text:list>
            </text:list-item>
          </text:list>
        </text:list-item>
        <text:list-item>
          <text:p text:style-name="P3">cd Android_source</text:p>
        </text:list-item>
        <text:list-item>
          <text:p text:style-name="P3">find . -name “*.[chSs]” -type f &gt; cscope.files</text:p>
        </text:list-item>
        <text:list-item>
          <text:p text:style-name="P3">find . -name “*.cpp” -type f &gt;&gt; cscope.files</text:p>
        </text:list-item>
        <text:list-item>
          <text:p text:style-name="P3">find. -name “*.cc” -type f &gt;&gt; <text:soft-page-break/>cscope.files</text:p>
        </text:list-item>
        <text:list-item>
          <text:p text:style-name="P3">find . -name “*.hpp” -type f &gt;&gt; cscope.files</text:p>
        </text:list-item>
        <text:list-item>
          <text:p text:style-name="P3">find . -name “*.inl” -type f &gt;&gt; cscope.files</text:p>
        </text:list-item>
        <text:list-item>
          <text:p text:style-name="P3">cscope -Rbkq</text:p>
        </text:list-item>
        <text:list-item>
          <text:p text:style-name="P3">ctags -R --exclude=.repo --exclude=.git --exclude=./out –exclude=cscope*</text:p>
        </text:list-item>
      </text:list>
      <text:p text:style-name="P2"/>
      <text:p text:style-name="P2">vim快捷键</text:p>
      <text:list xml:id="list683072075" text:style-name="L4">
        <text:list-item>
          <text:p text:style-name="P4">:A 作用在[name].c或者[name].cpp和[name].h文件切换，name是文件名称，如mediaplayer.cpp mediaplayer.h</text:p>
        </text:list-item>
        <text:list-item>
          <text:p text:style-name="P4">:cs 可以看到对cscope使用的说明</text:p>
        </text:list-item>
        <text:list-item>
          <text:p text:style-name="P4">cscope快捷键 </text:p>
          <text:list>
            <text:list-item>
              <text:p text:style-name="P4">ctrl+\ s搜索光标所指的字符串</text:p>
            </text:list-item>
            <text:list-item>
              <text:p text:style-name="P4">ctrl+\ f 搜索光标所指的文件并打开</text:p>
            </text:list-item>
            <text:list-item>
              <text:p text:style-name="P4"><text:soft-page-break/>更多使用说明看cscope_map.vim</text:p>
            </text:list-item>
          </text:list>
        </text:list-item>
        <text:list-item>
          <text:p text:style-name="P4">ctrl+] 查找function定义</text:p>
        </text:list-item>
      </text:list>
      <text:p text:style-name="P2"/>
      <text:p text:style-name="P2"/>
      <text:list xml:id="list80131922" text:continue-list="list1671004470" text:style-name="L2">
        <text:list-item>
          <text:list>
            <text:list-item>
              <text:list>
                <text:list-header>
                  <text:p text:style-name="P3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Yang</meta:initial-creator>
    <meta:creation-date>2012-06-26T21:58:26</meta:creation-date>
    <dc:date>2012-06-26T22:43:03</dc:date>
    <dc:creator>Eric Yang</dc:creator>
    <meta:editing-duration>PT41M2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3" meta:paragraph-count="28" meta:word-count="136" meta:character-count="236" meta:non-whitespace-character-count="720"/>
  </office:meta>
</office:document-meta>
</file>